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41pt"/>
    </style:style>
    <style:style style:name="co3" style:family="table-column">
      <style:table-column-properties fo:break-before="auto" style:column-width="25.6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 style:data-style-name="N127">
      <style:table-cell-properties fo:background-color="#00ff00"/>
    </style:style>
    <style:style style:name="ce6" style:family="table-cell" style:parent-style-name="Default" style:data-style-name="N127"/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kescha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1C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nprocs=</text:p>
          </table:table-cell>
          <table:table-cell/>
          <table:table-cell table:style-name="ce1" office:value-type="string" calcext:value-type="string">
            <text:p>2C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nprocs=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24/[.D2]" office:value-type="float" office:value="1" calcext:value-type="float">
            <text:p>1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SQRT([.B2])" office:value-type="float" office:value="1" calcext:value-type="float">
            <text:p>1.000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formula="of:=24/[.L2]" office:value-type="float" office:value="0.5" calcext:value-type="float">
            <text:p>0.5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5" table:formula="of:=SQRT([.J2])" office:value-type="float" office:value="1" calcext:value-type="float">
            <text:p>1.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4/[.D3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2]" office:value-type="float" office:value="1" calcext:value-type="float">
            <text:p>1</text:p>
          </table:table-cell>
          <table:table-cell table:formula="of:=SQRT([.B3])" office:value-type="float" office:value="1.4142135623731" calcext:value-type="float">
            <text:p>1.414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formula="of:=24/[.L3]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formula="of:=[.N2]" office:value-type="float" office:value="2" calcext:value-type="float">
            <text:p>2</text:p>
          </table:table-cell>
          <table:table-cell table:style-name="ce6" table:formula="of:=SQRT([.J3])" office:value-type="float" office:value="1.4142135623731" calcext:value-type="float">
            <text:p>1.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4/[.D4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3]" office:value-type="float" office:value="1" calcext:value-type="float">
            <text:p>1</text:p>
          </table:table-cell>
          <table:table-cell table:formula="of:=SQRT([.B4])" office:value-type="float" office:value="1.73205080756888" calcext:value-type="float">
            <text:p>1.732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formula="of:=24/[.L4]" office:value-type="float" office:value="1.5" calcext:value-type="float">
            <text:p>1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formula="of:=[.N3]" office:value-type="float" office:value="2" calcext:value-type="float">
            <text:p>2</text:p>
          </table:table-cell>
          <table:table-cell table:style-name="ce6" table:formula="of:=SQRT([.J4])" office:value-type="float" office:value="1.73205080756888" calcext:value-type="float">
            <text:p>1.732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24/[.D5]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F4]" office:value-type="float" office:value="1" calcext:value-type="float">
            <text:p>1</text:p>
          </table:table-cell>
          <table:table-cell table:style-name="ce5" table:formula="of:=SQRT([.B5])" office:value-type="float" office:value="2" calcext:value-type="float">
            <text:p>2.000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table:formula="of:=24/[.L5]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[.N4]" office:value-type="float" office:value="2" calcext:value-type="float">
            <text:p>2</text:p>
          </table:table-cell>
          <table:table-cell table:style-name="ce5" table:formula="of:=SQRT([.J5])" office:value-type="float" office:value="2" calcext:value-type="float">
            <text:p>2.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24/[.D6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5]" office:value-type="float" office:value="1" calcext:value-type="float">
            <text:p>1</text:p>
          </table:table-cell>
          <table:table-cell table:formula="of:=SQRT([.B6])" office:value-type="float" office:value="2.44948974278318" calcext:value-type="float">
            <text:p>2.4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4/[.L6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[.N5]" office:value-type="float" office:value="2" calcext:value-type="float">
            <text:p>2</text:p>
          </table:table-cell>
          <table:table-cell table:style-name="ce6" table:formula="of:=SQRT([.J6])" office:value-type="float" office:value="2.44948974278318" calcext:value-type="float">
            <text:p>2.4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24/[.D7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F6]" office:value-type="float" office:value="1" calcext:value-type="float">
            <text:p>1</text:p>
          </table:table-cell>
          <table:table-cell table:formula="of:=SQRT([.B7])" office:value-type="float" office:value="2.82842712474619" calcext:value-type="float">
            <text:p>2.8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24/[.L7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N6]" office:value-type="float" office:value="2" calcext:value-type="float">
            <text:p>2</text:p>
          </table:table-cell>
          <table:table-cell table:style-name="ce6" table:formula="of:=SQRT([.J7])" office:value-type="float" office:value="2.82842712474619" calcext:value-type="float">
            <text:p>2.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24/[.D8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F7]" office:value-type="float" office:value="1" calcext:value-type="float">
            <text:p>1</text:p>
          </table:table-cell>
          <table:table-cell table:formula="of:=SQRT([.B8])" office:value-type="float" office:value="3.46410161513775" calcext:value-type="float">
            <text:p>3.4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24/[.L8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N7]" office:value-type="float" office:value="2" calcext:value-type="float">
            <text:p>2</text:p>
          </table:table-cell>
          <table:table-cell table:style-name="ce6" table:formula="of:=SQRT([.J8])" office:value-type="float" office:value="3.46410161513775" calcext:value-type="float">
            <text:p>3.46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mpi</text:p>
          </table:table-cell>
          <table:table-cell office:value-type="float" office:value="24" calcext:value-type="float">
            <text:p>24</text:p>
          </table:table-cell>
          <table:table-cell table:formula="of:=24/[.D9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F8]" office:value-type="float" office:value="1" calcext:value-type="float">
            <text:p>1</text:p>
          </table:table-cell>
          <table:table-cell table:formula="of:=SQRT([.B9])" office:value-type="float" office:value="4.89897948556636" calcext:value-type="float">
            <text:p>4.899</text:p>
          </table:table-cell>
          <table:table-cell/>
          <table:table-cell table:style-name="ce2"/>
          <table:table-cell table:style-name="ce4" office:value-type="float" office:value="16" calcext:value-type="float">
            <text:p>16</text:p>
          </table:table-cell>
          <table:table-cell table:style-name="ce4" table:formula="of:=24/[.L9]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[.N8]" office:value-type="float" office:value="2" calcext:value-type="float">
            <text:p>2</text:p>
          </table:table-cell>
          <table:table-cell table:style-name="ce5" table:formula="of:=SQRT([.J9])" office:value-type="float" office:value="4" calcext:value-type="float">
            <text:p>4.00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pi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24/[.L10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N9]" office:value-type="float" office:value="2" calcext:value-type="float">
            <text:p>2</text:p>
          </table:table-cell>
          <table:table-cell table:style-name="ce6" table:formula="of:=SQRT([.J10])" office:value-type="float" office:value="4.89897948556636" calcext:value-type="float">
            <text:p>4.899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  <table:table-cell table:style-name="ce2" office:value-type="string" calcext:value-type="string">
            <text:p>mpi</text:p>
          </table:table-cell>
          <table:table-cell office:value-type="float" office:value="48" calcext:value-type="float">
            <text:p>48</text:p>
          </table:table-cell>
          <table:table-cell table:formula="of:=24/[.L1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N10]" office:value-type="float" office:value="2" calcext:value-type="float">
            <text:p>2</text:p>
          </table:table-cell>
          <table:table-cell table:style-name="ce6" table:formula="of:=SQRT([.J11])" office:value-type="float" office:value="6.92820323027551" calcext:value-type="float">
            <text:p>6.928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  <table:table-cell table:style-name="ce3" office:value-type="string" calcext:value-type="string">
            <text:p>mpi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>
            <text:p>4C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nprocs=</text:p>
          </table:table-cell>
          <table:table-cell/>
          <table:table-cell table:style-name="ce1" office:value-type="string" calcext:value-type="string">
            <text:p>8C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nprocs=</text:p>
          </table:table-cell>
          <table:table-cell/>
          <table:table-cell table:style-name="ce1" office:value-type="string" calcext:value-type="string">
            <text:p>12C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nprocs=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4/[.D15]" office:value-type="float" office:value="0.25" calcext:value-type="float">
            <text:p>0.2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5" table:formula="of:=SQRT([.B15])" office:value-type="float" office:value="1" calcext:value-type="float">
            <text:p>1.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/[.L15]" office:value-type="float" office:value="0.125" calcext:value-type="float">
            <text:p>0.12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5" table:formula="of:=SQRT([.J15])" office:value-type="float" office:value="1" calcext:value-type="float">
            <text:p>1.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/[.T15]" office:value-type="float" office:value="0.0833333333333333" calcext:value-type="float">
            <text:p>0.0833333333</text:p>
          </table:table-cell>
          <table:table-cell table:number-columns-repeated="2"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5" table:formula="of:=SQRT([.R15])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4/[.D16]"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16])" office:value-type="float" office:value="1.4142135623731" calcext:value-type="float">
            <text:p>1.4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/[.L16]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16])" office:value-type="float" office:value="1.4142135623731" calcext:value-type="float">
            <text:p>1.4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/[.T16]" office:value-type="float" office:value="0.166666666666667" calcext:value-type="float">
            <text:p>0.1666666667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16])" office:value-type="float" office:value="1.4142135623731" calcext:value-type="float">
            <text:p>1.4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4/[.D17]"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17])" office:value-type="float" office:value="1.73205080756888" calcext:value-type="float">
            <text:p>1.7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4/[.L17]" office:value-type="float" office:value="0.375" calcext:value-type="float">
            <text:p>0.375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17])" office:value-type="float" office:value="1.73205080756888" calcext:value-type="float">
            <text:p>1.7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4/[.T17]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17])" office:value-type="float" office:value="1.73205080756888" calcext:value-type="float">
            <text:p>1.732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24/[.D18]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SQRT([.B18])" office:value-type="float" office:value="2" calcext:value-type="float">
            <text:p>2.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4/[.L18]"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5" table:formula="of:=SQRT([.J18])" office:value-type="float" office:value="2" calcext:value-type="float">
            <text:p>2.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4/[.T18]" office:value-type="float" office:value="0.333333333333333" calcext:value-type="float">
            <text:p>0.3333333333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5" table:formula="of:=SQRT([.R18])" office:value-type="float" office:value="2" calcext:value-type="float">
            <text:p>2.0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24/[.D19]"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19])" office:value-type="float" office:value="2.44948974278318" calcext:value-type="float">
            <text:p>2.4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4/[.L19]"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19])" office:value-type="float" office:value="2.44948974278318" calcext:value-type="float">
            <text:p>2.4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4/[.T19]"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19])" office:value-type="float" office:value="2.44948974278318" calcext:value-type="float">
            <text:p>2.4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24/[.D20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20])" office:value-type="float" office:value="2.82842712474619" calcext:value-type="float">
            <text:p>2.8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24/[.L20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20])" office:value-type="float" office:value="2.82842712474619" calcext:value-type="float">
            <text:p>2.8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24/[.T20]" office:value-type="float" office:value="0.666666666666667" calcext:value-type="float">
            <text:p>0.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20])" office:value-type="float" office:value="2.82842712474619" calcext:value-type="float">
            <text:p>2.82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24/[.D21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21])" office:value-type="float" office:value="3.46410161513775" calcext:value-type="float">
            <text:p>3.4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24/[.L21]"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21])" office:value-type="float" office:value="3.46410161513775" calcext:value-type="float">
            <text:p>3.4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24/[.T21]"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5" table:formula="of:=SQRT([.R21])" office:value-type="float" office:value="3" calcext:value-type="float">
            <text:p>3.000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24/[.D22]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SQRT([.B22])" office:value-type="float" office:value="4" calcext:value-type="float">
            <text:p>4.000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4" table:formula="of:=24/[.L22]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SQRT([.J22])" office:value-type="float" office:value="4" calcext:value-type="float">
            <text:p>4.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24/[.T22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22])" office:value-type="float" office:value="3.46410161513775" calcext:value-type="float">
            <text:p>3.46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24/[.D23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23])" office:value-type="float" office:value="4.89897948556636" calcext:value-type="float">
            <text:p>4.8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24/[.L23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23])" office:value-type="float" office:value="4.89897948556636" calcext:value-type="float">
            <text:p>4.8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24/[.T23]" office:value-type="float" office:value="1.33333333333333" calcext:value-type="float">
            <text:p>1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5" table:formula="of:=SQRT([.R23])" office:value-type="float" office:value="4" calcext:value-type="float">
            <text:p>4.0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24/[.D24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24])" office:value-type="float" office:value="5.65685424949238" calcext:value-type="float">
            <text:p>5.6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24/[.L24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24])" office:value-type="float" office:value="5.65685424949238" calcext:value-type="float">
            <text:p>5.65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24/[.T24]"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24])" office:value-type="float" office:value="4.24264068711929" calcext:value-type="float">
            <text:p>4.24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24/[.D25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25])" office:value-type="float" office:value="6.92820323027551" calcext:value-type="float">
            <text:p>6.9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24/[.L25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25])" office:value-type="float" office:value="6.92820323027551" calcext:value-type="float">
            <text:p>6.92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24/[.T25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25])" office:value-type="float" office:value="4.89897948556636" calcext:value-type="float">
            <text:p>4.899</text:p>
          </table:table-cell>
        </table:table-row>
        <table:table-row table:style-name="ro1">
          <table:table-cell table:style-name="ce2" office:value-type="string" calcext:value-type="string">
            <text:p>mpi</text:p>
          </table:table-cell>
          <table:table-cell office:value-type="float" office:value="96" calcext:value-type="float">
            <text:p>96</text:p>
          </table:table-cell>
          <table:table-cell table:formula="of:=24/[.D2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SQRT([.B26])" office:value-type="float" office:value="9.79795897113271" calcext:value-type="float">
            <text:p>9.798</text:p>
          </table:table-cell>
          <table:table-cell table:number-columns-repeated="2"/>
          <table:table-cell table:style-name="ce4" office:value-type="float" office:value="64" calcext:value-type="float">
            <text:p>64</text:p>
          </table:table-cell>
          <table:table-cell table:style-name="ce4" table:formula="of:=24/[.L26]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SQRT([.J26])" office:value-type="float" office:value="8" calcext:value-type="float">
            <text:p>8.0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24/[.T26]" office:value-type="float" office:value="2.66666666666667" calcext:value-type="float">
            <text:p>2.6666666667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26])" office:value-type="float" office:value="5.65685424949238" calcext:value-type="float">
            <text:p>5.657</text:p>
          </table:table-cell>
        </table:table-row>
        <table:table-row table:style-name="ro1">
          <table:table-cell table:style-name="ce3" office:value-type="string" calcext:value-type="string">
            <text:p>mp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formula="of:=ROUNDUP([.B27]/[.C27])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24/[.L27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27])" office:value-type="float" office:value="9.79795897113271" calcext:value-type="float">
            <text:p>9.798</text:p>
          </table:table-cell>
          <table:table-cell table:number-columns-repeated="2"/>
          <table:table-cell table:style-name="ce4" office:value-type="float" office:value="36" calcext:value-type="float">
            <text:p>36</text:p>
          </table:table-cell>
          <table:table-cell table:style-name="ce4" table:formula="of:=24/[.T27]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12" office:value-type="float" office:value="12" calcext:value-type="float">
            <text:p>12</text:p>
          </table:table-cell>
          <table:table-cell table:style-name="ce5" table:formula="of:=SQRT([.R27])" office:value-type="float" office:value="6" calcext:value-type="float">
            <text:p>6.000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ce2" office:value-type="string" calcext:value-type="string">
            <text:p>mpi</text:p>
          </table:table-cell>
          <table:table-cell office:value-type="float" office:value="192" calcext:value-type="float">
            <text:p>192</text:p>
          </table:table-cell>
          <table:table-cell table:formula="of:=24/[.L28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style-name="ce6" table:formula="of:=SQRT([.J28])" office:value-type="float" office:value="13.856406460551" calcext:value-type="float">
            <text:p>13.85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24/[.T28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28])" office:value-type="float" office:value="6.92820323027551" calcext:value-type="float">
            <text:p>6.928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ce3" office:value-type="string" calcext:value-type="string">
            <text:p>mpi</text:p>
          </table:table-cell>
          <table:table-cell table:style-name="ce4" table:formula="of:=[.O29]*[.O29]" office:value-type="float" office:value="169" calcext:value-type="float">
            <text:p>16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J29]" office:value-type="float" office:value="169" calcext:value-type="float">
            <text:p>169</text:p>
          </table:table-cell>
          <table:table-cell table:style-name="ce4" table:formula="of:=ROUNDUP([.J29]/[.K29])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24/[.T29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29])" office:value-type="float" office:value="8.48528137423857" calcext:value-type="float">
            <text:p>8.4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0"/>
          <table:table-cell office:value-type="float" office:value="96" calcext:value-type="float">
            <text:p>96</text:p>
          </table:table-cell>
          <table:table-cell table:formula="of:=24/[.T30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30])" office:value-type="float" office:value="9.79795897113271" calcext:value-type="float">
            <text:p>9.79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0"/>
          <table:table-cell office:value-type="float" office:value="144" calcext:value-type="float">
            <text:p>144</text:p>
          </table:table-cell>
          <table:table-cell table:formula="of:=24/[.T31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5" table:formula="of:=SQRT([.R31])" office:value-type="float" office:value="12" calcext:value-type="float">
            <text:p>12.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9"/>
          <table:table-cell table:style-name="ce2" office:value-type="string" calcext:value-type="string">
            <text:p>mpi</text:p>
          </table:table-cell>
          <table:table-cell office:value-type="float" office:value="288" calcext:value-type="float">
            <text:p>288</text:p>
          </table:table-cell>
          <table:table-cell table:formula="of:=24/[.T32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formula="of:=12" office:value-type="float" office:value="12" calcext:value-type="float">
            <text:p>12</text:p>
          </table:table-cell>
          <table:table-cell table:style-name="ce6" table:formula="of:=SQRT([.R32])" office:value-type="float" office:value="16.9705627484771" calcext:value-type="float">
            <text:p>16.9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9"/>
          <table:table-cell table:style-name="ce3" office:value-type="string" calcext:value-type="string">
            <text:p>mpi</text:p>
          </table:table-cell>
          <table:table-cell table:style-name="ce4" table:formula="of:=[.W33]*[.W33]" office:value-type="float" office:value="256" calcext:value-type="float">
            <text:p>25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R33]" office:value-type="float" office:value="256" calcext:value-type="float">
            <text:p>256</text:p>
          </table:table-cell>
          <table:table-cell table:style-name="ce4" table:formula="of:=ROUNDUP([.R33]/[.S33])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>
            <text:p>6C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-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nprocs=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24/[.D3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SQRT([.B36])" office:value-type="float" office:value="2.44948974278318" calcext:value-type="float">
            <text:p>2.4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24/[.D37]" office:value-type="float" office:value="1.33333333333333" calcext:value-type="float">
            <text:p>1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SQRT([.B37])" office:value-type="float" office:value="2.82842712474619" calcext:value-type="float">
            <text:p>2.8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24/[.D38]"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style-name="ce5" table:formula="of:=SQRT([.B38])" office:value-type="float" office:value="3" calcext:value-type="float">
            <text:p>3.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24/[.D39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SQRT([.B39])" office:value-type="float" office:value="3.46410161513775" calcext:value-type="float">
            <text:p>3.4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24/[.D40]" office:value-type="float" office:value="2.66666666666667" calcext:value-type="float">
            <text:p>2.6666666667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style-name="ce5" table:formula="of:=SQRT([.B40])" office:value-type="float" office:value="4" calcext:value-type="float">
            <text:p>4.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24/[.D41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SQRT([.B41])" office:value-type="float" office:value="4.24264068711929" calcext:value-type="float">
            <text:p>4.2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24/[.D4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SQRT([.B42])" office:value-type="float" office:value="4.89897948556636" calcext:value-type="float">
            <text:p>4.899</text:p>
          </table:table-cell>
          <table:table-cell table:number-columns-repeated="16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4" table:formula="of:=[.B43]/6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SQRT([.B43])" office:value-type="float" office:value="6" calcext:value-type="float">
            <text:p>6.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24/[.D44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SQRT([.B44])" office:value-type="float" office:value="6.92820323027551" calcext:value-type="float">
            <text:p>6.9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24/[.D45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SQRT([.B45])" office:value-type="float" office:value="8.48528137423857" calcext:value-type="float">
            <text:p>8.485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mpi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formula="of:=[.B46]/6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SQRT([.B46])" office:value-type="float" office:value="12" calcext:value-type="float">
            <text:p>12.0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Albany AMT" style:font-family-asian="'Albany AMT'" style:font-family-generic-asian="system" style:font-pitch-asian="variable" style:font-name-complex="Albany AMT" style:font-family-complex="'Albany AMT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09:45:09.618914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Guillaume Piccinali</meta:initial-creator>
    <meta:creation-date>2015-11-27T09:38:05.194823239</meta:creation-date>
    <dc:date>2015-11-27T10:08:36.006478936</dc:date>
    <dc:creator>Jean-Guillaume Piccinali</dc:creator>
    <meta:editing-duration>PT29M42S</meta:editing-duration>
    <meta:editing-cycles>9</meta:editing-cycles>
    <meta:generator>LibreOffice/5.0.3.2$Linux_X86_64 LibreOffice_project/e5f16313668ac592c1bfb310f4390624e3dbfb75</meta:generator>
    <meta:document-statistic meta:table-count="1" meta:cell-count="521" meta:object-count="0"/>
  </office:meta>
</office:document-meta>
</file>